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71EA736828898803.png" manifest:media-type="image/png"/>
  <manifest:file-entry manifest:full-path="Pictures/100000000000073D0000039A24C18CF28B777DBD.png" manifest:media-type="image/png"/>
  <manifest:file-entry manifest:full-path="Pictures/100000000000073D0000039A7A4FDD1085F5D89D.png" manifest:media-type="image/png"/>
  <manifest:file-entry manifest:full-path="Pictures/100000000000073D0000039A4A4E1B664724775B.png" manifest:media-type="image/png"/>
  <manifest:file-entry manifest:full-path="Pictures/100000000000073D0000039AECC73214C398A60A.png" manifest:media-type="image/png"/>
  <manifest:file-entry manifest:full-path="Pictures/100000000000073D0000039A4FEA91D330B266DE.png" manifest:media-type="image/png"/>
  <manifest:file-entry manifest:full-path="Pictures/100000000000073D0000039A3A1CFD6841941FD1.png" manifest:media-type="image/png"/>
  <manifest:file-entry manifest:full-path="Pictures/10000201000003E8000003E8962B0CBC7AC1AD97.png" manifest:media-type="image/png"/>
  <manifest:file-entry manifest:full-path="Pictures/100000000000073D0000039AD8B00D0045A8C9E1.png" manifest:media-type="image/png"/>
  <manifest:file-entry manifest:full-path="Pictures/100000000000073D0000039A47125BFC16456070.png" manifest:media-type="image/png"/>
  <manifest:file-entry manifest:full-path="Pictures/100000000000073D0000039AC95C124BC7B015E3.png" manifest:media-type="image/png"/>
  <manifest:file-entry manifest:full-path="Pictures/100000000000073D0000039A306EDD660918A671.png" manifest:media-type="image/png"/>
  <manifest:file-entry manifest:full-path="Pictures/100000000000073D0000039A0A3790B6318D99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79cm"/>
    </style:style>
    <style:style style:name="gr2" style:family="graphic" style:parent-style-name="standard">
      <style:graphic-properties draw:stroke="none" svg:stroke-color="#000000" draw:fill="none" draw:fill-color="#ffffff" fo:min-height="3.318cm"/>
    </style:style>
    <style:style style:name="gr3" style:family="graphic" style:parent-style-name="standard">
      <style:graphic-properties draw:stroke="none" svg:stroke-color="#000000" draw:fill="none" draw:fill-color="#ffffff" fo:min-height="4.19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20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129cm, 2.413cm, 15.61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055cm, 2.54cm, 17.19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763cm, 3.556cm, 16.255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112cm, 3.943cm, 16.63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876cm, 3.562cm, 16.63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45cm, 15.747cm, 0cm, 17.144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09cm, 14.733cm, 0cm, 16.25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9cm, 15.114cm, 0cm, 16.50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9cm, 16.765cm, 0cm, 16.63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29cm, 16.763cm, 0cm, 17.525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51cm, 2.8cm, 1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37cm, 16.002cm, 4.324cm, 16.254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size="48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text-position="-33% 58%"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17cm" svg:height="3.429cm" svg:x="3.196cm" svg:y="17.79cm">
          <draw:text-box>
            <text:p text:style-name="P1"><text:span text:style-name="T1">SOURCE</text:span></text:p>
          </draw:text-box>
        </draw:frame>
        <draw:frame draw:style-name="gr1" draw:text-style-name="P2" draw:layer="layout" svg:width="9.017cm" svg:height="3.429cm" svg:x="3.018cm" svg:y="37.116cm">
          <draw:text-box>
            <text:p text:style-name="P1"><text:span text:style-name="T1">TARGET</text:span></text:p>
          </draw:text-box>
        </draw:frame>
        <draw:frame draw:style-name="gr2" draw:text-style-name="P2" draw:layer="layout" svg:width="9.017cm" svg:height="3.568cm" svg:x="34.6cm" svg:y="18.304cm">
          <draw:text-box>
            <text:p text:style-name="P1"><text:span text:style-name="T1">t</text:span><text:span text:style-name="T2">2</text:span></text:p>
          </draw:text-box>
        </draw:frame>
        <draw:frame draw:style-name="gr1" draw:text-style-name="P2" draw:layer="layout" svg:width="9.017cm" svg:height="3.429cm" svg:x="49.205cm" svg:y="18.423cm">
          <draw:text-box>
            <text:p text:style-name="P1"><text:span text:style-name="T1">t</text:span><text:span text:style-name="T2">3</text:span></text:p>
          </draw:text-box>
        </draw:frame>
        <draw:frame draw:style-name="gr3" draw:text-style-name="P2" draw:layer="layout" svg:width="9.017cm" svg:height="4.441cm" svg:x="65.004cm" svg:y="18.216cm">
          <draw:text-box>
            <text:p text:style-name="P1"><text:span text:style-name="T1">t</text:span><text:span text:style-name="T2">4</text:span></text:p>
            <text:p text:style-name="P1"><text:span text:style-name="T1"/></text:p>
          </draw:text-box>
        </draw:frame>
        <draw:frame draw:style-name="gr1" draw:text-style-name="P2" draw:layer="layout" svg:width="9.017cm" svg:height="3.429cm" svg:x="79.609cm" svg:y="18.343cm">
          <draw:text-box>
            <text:p text:style-name="P1"><text:span text:style-name="T1">t</text:span><text:span text:style-name="T2">5</text:span></text:p>
          </draw:text-box>
        </draw:frame>
        <draw:frame draw:style-name="gr4" draw:text-style-name="P3" draw:layer="layout" svg:width="6.197cm" svg:height="25.399cm" svg:x="91.545cm" svg:y="14.885cm">
          <draw:image xlink:href="Pictures/10000201000003E8000003E8962B0CBC7AC1AD97.png" xlink:type="simple" xlink:show="embed" xlink:actuate="onLoad">
            <text:p/>
          </draw:image>
        </draw:frame>
        <draw:frame draw:style-name="gr5" draw:text-style-name="P3" draw:layer="layout" svg:width="17.271cm" svg:height="21.976cm" svg:x="13.899cm" svg:y="-3.319cm">
          <draw:image xlink:href="Pictures/100000000000073D0000039A3A1CFD6841941FD1.png" xlink:type="simple" xlink:show="embed" xlink:actuate="onLoad">
            <text:p/>
          </draw:image>
        </draw:frame>
        <draw:frame draw:style-name="gr6" draw:text-style-name="P3" draw:layer="layout" svg:width="14.766cm" svg:height="21.849cm" svg:x="30.79cm" svg:y="-3.186cm">
          <draw:image xlink:href="Pictures/100000000000073D0000039AD8B00D0045A8C9E1.png" xlink:type="simple" xlink:show="embed" xlink:actuate="onLoad">
            <text:p/>
          </draw:image>
        </draw:frame>
        <draw:frame draw:style-name="gr7" draw:text-style-name="P3" draw:layer="layout" svg:width="16.001cm" svg:height="20.833cm" svg:x="45.25cm" svg:y="-3.246cm">
          <draw:image xlink:href="Pictures/100000000000073D0000039AC95C124BC7B015E3.png" xlink:type="simple" xlink:show="embed" xlink:actuate="onLoad">
            <text:p/>
          </draw:image>
        </draw:frame>
        <draw:frame draw:style-name="gr8" draw:text-style-name="P3" draw:layer="layout" svg:width="17.271cm" svg:height="20.446cm" svg:x="60.743cm" svg:y="-3.187cm">
          <draw:image xlink:href="Pictures/100000000000073D0000039A0A3790B6318D99A7.png" xlink:type="simple" xlink:show="embed" xlink:actuate="onLoad">
            <text:p/>
          </draw:image>
        </draw:frame>
        <draw:frame draw:style-name="gr9" draw:text-style-name="P3" draw:layer="layout" svg:width="16.509cm" svg:height="20.827cm" svg:x="75.93cm" svg:y="-3.267cm">
          <draw:image xlink:href="Pictures/100000000000073D0000039A306EDD660918A671.png" xlink:type="simple" xlink:show="embed" xlink:actuate="onLoad">
            <text:p/>
          </draw:image>
        </draw:frame>
        <draw:frame draw:style-name="gr10" draw:text-style-name="P3" draw:layer="layout" svg:width="16.128cm" svg:height="20.844cm" svg:x="15.997cm" svg:y="20.346cm">
          <draw:image xlink:href="Pictures/100000000000073D0000039AECC73214C398A60A.png" xlink:type="simple" xlink:show="embed" xlink:actuate="onLoad">
            <text:p/>
          </draw:image>
        </draw:frame>
        <draw:frame draw:style-name="gr11" draw:text-style-name="P3" draw:layer="layout" svg:width="18.033cm" svg:height="20.58cm" svg:x="30.337cm" svg:y="20.854cm">
          <draw:image xlink:href="Pictures/100000000000073D0000039A47125BFC16456070.png" xlink:type="simple" xlink:show="embed" xlink:actuate="onLoad">
            <text:p/>
          </draw:image>
        </draw:frame>
        <draw:frame draw:style-name="gr12" draw:text-style-name="P3" draw:layer="layout" svg:width="17.398cm" svg:height="20.399cm" svg:x="46.058cm" svg:y="20.981cm">
          <draw:image xlink:href="Pictures/100000000000073D0000039A4FEA91D330B266DE.png" xlink:type="simple" xlink:show="embed" xlink:actuate="onLoad">
            <text:p/>
          </draw:image>
        </draw:frame>
        <draw:frame draw:style-name="gr13" draw:text-style-name="P3" draw:layer="layout" svg:width="15.62cm" svg:height="20.599cm" svg:x="61.343cm" svg:y="20.981cm">
          <draw:image xlink:href="Pictures/100000000000073D0000039A4A4E1B664724775B.png" xlink:type="simple" xlink:show="embed" xlink:actuate="onLoad">
            <text:p/>
          </draw:image>
        </draw:frame>
        <draw:frame draw:style-name="gr14" draw:text-style-name="P3" draw:layer="layout" svg:width="14.731cm" svg:height="20.46cm" svg:x="77.172cm" svg:y="20.939cm">
          <draw:image xlink:href="Pictures/100000000000073D0000039A7A4FDD1085F5D89D.png" xlink:type="simple" xlink:show="embed" xlink:actuate="onLoad">
            <text:p/>
          </draw:image>
        </draw:frame>
        <draw:frame draw:style-name="gr15" draw:text-style-name="P3" draw:layer="layout" svg:width="16.509cm" svg:height="21.589cm" svg:x="-1.3cm" svg:y="-3.467cm">
          <draw:image xlink:href="Pictures/100000000000073D0000039A24C18CF28B777DBD.png" xlink:type="simple" xlink:show="embed" xlink:actuate="onLoad">
            <text:p/>
          </draw:image>
        </draw:frame>
        <draw:frame draw:style-name="gr16" draw:text-style-name="P3" draw:layer="layout" svg:width="16.763cm" svg:height="16.128cm" svg:x="-0.877cm" svg:y="20.939cm">
          <draw:image xlink:href="Pictures/100000000000073D0000039A71EA736828898803.png" xlink:type="simple" xlink:show="embed" xlink:actuate="onLoad">
            <text:p/>
          </draw:image>
        </draw:frame>
        <draw:frame draw:style-name="gr1" draw:text-style-name="P4" draw:layer="layout" svg:width="9.017cm" svg:height="3.429cm" svg:x="19.676cm" svg:y="18.362cm">
          <draw:text-box>
            <text:p text:style-name="P1"><text:span text:style-name="T1">t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7.79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7T13:22:23.295861146</dc:date>
    <meta:editing-duration>PT46M42S</meta:editing-duration>
    <meta:editing-cycles>20</meta:editing-cycles>
    <meta:generator>LibreOffice/6.0.7.3$Linux_X86_64 LibreOffice_project/00m0$Build-3</meta:generator>
    <meta:document-statistic meta:object-count="20"/>
  </office:meta>
</office:document-meta>
</file>